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style:style style:name="P1" style:parent-style-name="Heading1" style:master-page-name="MP0" style:family="paragraph">
      <style:paragraph-properties fo:break-before="page"/>
    </style:style>
    <style:style style:name="T2" style:parent-style-name="Hyperlink" style:family="text">
      <style:text-properties style:font-name="Calibri"/>
    </style:style>
    <style:style style:name="T3" style:parent-style-name="Hyperlink" style:family="text">
      <style:text-properties style:font-name="Calibri"/>
    </style:style>
    <style:style style:name="T4" style:parent-style-name="Hyperlink" style:family="text">
      <style:text-properties style:font-name="Calibri"/>
    </style:style>
    <style:style style:name="P5" style:parent-style-name="Heading3" style:family="paragraph">
      <style:text-properties fo:font-style="italic" style:font-style-asian="italic"/>
    </style:style>
  </office:automatic-styles>
  <office:body>
    <office:text text:use-soft-page-breaks="true">
      <text:h text:style-name="P1" text:outline-level="1">Boris User Guide</text:h>
      <text:p text:style-name="Normal"/>
      <text:h text:style-name="Heading2" text:outline-level="2">Contents</text:h>
      <text:h text:style-name="Heading2" text:outline-level="2">Overview</text:h>
      <text:p text:style-name="Normal">Boris is designed to assist in the scoring of national Paramotor competitions in the UK and at also international level. <text:s/>Its primary functions are in<text:s/>producing scoresheets for publication and providing analysis of GPS tracks recorded by pilots flying competition tasks. <text:s/>Boris aims to support the scoring process while leaving other tools to perform the roles they are well suited to (Excel for scoring calculations, FRDL for downloading GPS tracks from loggers) meaning that a failure in any one tool (including Boris itself) is an inconvenience rather than catastrophic.</text:p>
      <text:h text:style-name="Heading2" text:outline-level="2">Installation / Configuration</text:h>
      <text:h text:style-name="Heading3" text:outline-level="3">Pre-requisites</text:h>
      <text:h text:style-name="Heading4" text:outline-level="4">Microsoft .NET Framework 4.0</text:h>
      <text:p text:style-name="Normal">Download the installer from the following link:</text:p>
      <text:p text:style-name="Normal"><text:a xlink:href="http://www.microsoft.com/en-GB/download/details.aspx?id=17718" office:target-frame-name="_top" xlink:show="replace"><text:span text:style-name="T2">http://www.microsoft.com/en-GB/d</text:span><text:bookmark-start text:name="_Hlt380426203"/><text:bookmark-start text:name="_Hlt380426204"/><text:span text:style-name="T3">o</text:span><text:bookmark-end text:name="_Hlt380426203"/><text:bookmark-end text:name="_Hlt380426204"/><text:span text:style-name="T4">wnload/details.aspx?id=17718</text:span></text:a></text:p>
      <text:p text:style-name="Normal">Once downloaded, run the executable file and follow the prompts.</text:p>
      <text:h text:style-name="Heading4" text:outline-level="4">Apache FOP 1.0 (installing and setting path in Boris)</text:h>
      <text:p text:style-name="Normal">FOP is used to produce scoresheets in PDF format. <text:s/>Download the zip archive from the following link:<text:s/></text:p>
      <text:p text:style-name="Normal"><text:a xlink:href="http://archive.apache.org/dist/xmlgraphics/fop/binaries/fop-1.0-bin.zip" office:target-frame-name="_top" xlink:show="replace"><text:span text:style-name="Hyperlink">http://archive.apache.org/dist/xmlgraphics/fop/binaries/fop-1.0-bin.zip</text:span></text:a></text:p>
      <text:p text:style-name="Normal">Once downloaded, extract the contents to a location of your choice (but remember where because you’ll need this information later).</text:p>
      <text:h text:style-name="Heading4" text:outline-level="4">Java</text:h>
      <text:p text:style-name="Normal">Java is required by Apache FOP. <text:s/>You may already have a version of<text:s/>Java installed. <text:s/>If you have a working copy of FRDL you already have Java. <text:s/>If it’s not already installed you can download it from this link:</text:p>
      <text:p text:style-name="Normal"><text:a xlink:href="http://java.com/en/download/index.jsp" office:target-frame-name="_top" xlink:show="replace"><text:span text:style-name="Hyperlink">http://java.com/en/download/index.jsp</text:span></text:a></text:p>
      <text:p text:style-name="Normal">Once downloaded, run<text:s/>the executable file and follow the prompts. Note: during installation you will be asked if you want to install the Yahoo! Toolbar and this will be selected by default. <text:s/>It is recommended to uncheck this option.</text:p>
      <text:h text:style-name="P5" text:outline-level="3">FRDL</text:h>
      <text:p text:style-name="Normal"/>
      <text:h text:style-name="Heading3" text:outline-level="3">Installing</text:h>
      <text:p text:style-name="Normal">Download Boris from the following<text:s/>link:</text:p>
      <text:p text:style-name="Normal"/>
      <text:p text:style-name="Normal">Once downloaded, run the .msi file and follow the prompts.</text:p>
      <text:soft-page-break/>
      <text:h text:style-name="Heading3" text:outline-level="3">Running for the First Time</text:h>
      <text:h text:style-name="Heading2" text:outline-level="2">Competition</text:h>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fo:font-weight="bold" style:font-weight-asian="bold" style:font-weight-complex="bold" fo:color="#365F91" fo:font-size="14pt" style:font-size-asian="14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fo:font-weight="bold" style:font-weight-asian="bold" style:font-weight-complex="bold" fo:color="#4F81BD"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mbria" style:font-name-asian="Times New Roman" fo:font-weight="bold" style:font-weight-asian="bold" style:font-weight-complex="bold" fo:color="#4F81BD" fo:hyphenate="fals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Cambria" style:font-name-asian="Times New Roman" fo:font-weight="bold" style:font-weight-asian="bold" style:font-weight-complex="bold" fo:font-style="italic" style:font-style-asian="italic" style:font-style-complex="italic" fo:color="#4F81BD"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4F81BD"/>
    </style:style>
    <style:style style:name="Heading4Char" style:display-name="Heading 4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Colin Baker</meta:initial-creator>
    <dc:creator>Colin Baker</dc:creator>
    <meta:creation-date>2014-02-16T21:17:00Z</meta:creation-date>
    <dc:date>2014-11-16T18:36:00Z</dc:date>
    <meta:template xlink:href="Normal.dotm" xlink:type="simple"/>
    <meta:editing-cycles>5</meta:editing-cycles>
    <meta:editing-duration>PT3540S</meta:editing-duration>
    <meta:document-statistic meta:page-count="2" meta:paragraph-count="4" meta:word-count="310" meta:character-count="2077" meta:row-count="14" meta:non-whitespace-character-count="1771"/>
  </office:meta>
</office:document-meta>
</file>